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9cd" officeooo:paragraph-rsid="001d89c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bold" officeooo:rsid="001d89cd" officeooo:paragraph-rsid="001d89cd" style:font-weight-asian="bold" style:font-weight-complex="bold"/>
    </style:style>
    <style:style style:name="P4" style:family="paragraph" style:parent-style-name="Standard">
      <style:text-properties fo:font-weight="bold" officeooo:rsid="002199c5" officeooo:paragraph-rsid="002199c5" style:font-weight-asian="bold" style:font-weight-complex="bold"/>
    </style:style>
    <style:style style:name="P5" style:family="paragraph" style:parent-style-name="Standard">
      <style:text-properties fo:font-weight="bold" officeooo:rsid="002318b8" officeooo:paragraph-rsid="002318b8" style:font-weight-asian="bold" style:font-weight-complex="bold"/>
    </style:style>
    <style:style style:name="P6" style:family="paragraph" style:parent-style-name="Standard">
      <style:text-properties fo:font-weight="bold" officeooo:rsid="0023c162" officeooo:paragraph-rsid="0023c162" style:font-weight-asian="bold" style:font-weight-complex="bold"/>
    </style:style>
    <style:style style:name="P7" style:family="paragraph" style:parent-style-name="Standard">
      <style:text-properties fo:font-weight="normal" officeooo:rsid="001fc54e" officeooo:paragraph-rsid="001fc54e" style:font-weight-asian="normal" style:font-weight-complex="normal"/>
    </style:style>
    <style:style style:name="P8" style:family="paragraph" style:parent-style-name="Standard">
      <style:text-properties fo:font-weight="normal" officeooo:rsid="002199c5" officeooo:paragraph-rsid="002199c5" style:font-weight-asian="normal" style:font-weight-complex="normal"/>
    </style:style>
    <style:style style:name="P9" style:family="paragraph" style:parent-style-name="Standard">
      <style:text-properties fo:font-weight="normal" officeooo:rsid="002318b8" officeooo:paragraph-rsid="002318b8" style:font-weight-asian="normal" style:font-weight-complex="normal"/>
    </style:style>
    <style:style style:name="P10" style:family="paragraph" style:parent-style-name="Standard">
      <style:text-properties fo:font-weight="normal" officeooo:rsid="002318b8" officeooo:paragraph-rsid="002199c5" style:font-weight-asian="normal" style:font-weight-complex="normal"/>
    </style:style>
    <style:style style:name="P11" style:family="paragraph" style:parent-style-name="Standard">
      <style:text-properties fo:font-weight="normal" officeooo:rsid="002a0089" officeooo:paragraph-rsid="002a0089" style:font-weight-asian="normal" style:font-weight-complex="normal"/>
    </style:style>
    <style:style style:name="P12" style:family="paragraph" style:parent-style-name="Standard">
      <style:text-properties officeooo:rsid="002b5a55" officeooo:paragraph-rsid="002199c5"/>
    </style:style>
    <style:style style:name="P13" style:family="paragraph" style:parent-style-name="Standard" style:list-style-name="L1">
      <style:text-properties officeooo:rsid="001d89cd" officeooo:paragraph-rsid="001d89cd"/>
    </style:style>
    <style:style style:name="P14" style:family="paragraph" style:parent-style-name="Standard" style:list-style-name="L2">
      <style:text-properties fo:font-weight="normal" officeooo:rsid="001fc54e" officeooo:paragraph-rsid="001fc54e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2199c5" officeooo:paragraph-rsid="002199c5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2199c5" officeooo:paragraph-rsid="00282393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282393" officeooo:paragraph-rsid="00282393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a0089" officeooo:paragraph-rsid="002a0089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2318b8" officeooo:paragraph-rsid="002318b8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32c8d5" officeooo:paragraph-rsid="0032c8d5" style:font-weight-asian="normal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1d89cd" style:font-size-asian="24pt" style:font-weight-asian="bold" style:font-size-complex="24pt" style:font-weight-complex="bold"/>
    </style:style>
    <style:style style:name="T3" style:family="text">
      <style:text-properties officeooo:rsid="00282393"/>
    </style:style>
    <style:style style:name="T4" style:family="text">
      <style:text-properties officeooo:rsid="002ca5da"/>
    </style:style>
    <style:style style:name="T5" style:family="text">
      <style:text-properties officeooo:rsid="002d8397"/>
    </style:style>
    <style:style style:name="T6" style:family="text">
      <style:text-properties officeooo:rsid="002f1af6"/>
    </style:style>
    <style:style style:name="T7" style:family="text">
      <style:text-properties officeooo:rsid="0030dfa9"/>
    </style:style>
    <style:style style:name="T8" style:family="text">
      <style:text-properties officeooo:rsid="0032c8d5"/>
    </style:style>
    <style:style style:name="T9" style:family="text">
      <style:text-properties officeooo:rsid="002318b8"/>
    </style:style>
    <style:style style:name="T10" style:family="text">
      <style:text-properties officeooo:rsid="003c3d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2"/><text:span text:style-name="T1"><text:s text:c="2"/></text:span><text:span text:style-name="T2">PAGE RANK ALGORITHM</text:span></text:p>
      <text:p text:style-name="Standard"/>
      <text:p text:style-name="Standard"/>
      <text:p text:style-name="P3">Team Members:</text:p>
      <text:list xml:id="list880854143" text:style-name="L1">
        <text:list-item>
          <text:p text:style-name="P13">C.Sai Sukrutha <text:s text:c="3"/>2018201054</text:p>
        </text:list-item>
        <text:list-item>
          <text:p text:style-name="P13">Sarvat Ali <text:s text:c="11"/>2018201009</text:p>
        </text:list-item>
      </text:list>
      <text:p text:style-name="P1"/>
      <text:p text:style-name="P3">Deliverables: </text:p>
      <text:list xml:id="list3889451602" text:style-name="L2">
        <text:list-item>
          <text:p text:style-name="P14"><text:span text:style-name="T4">To make </text:span>Page Rank Algorithm <text:span text:style-name="T4">efficient by doing parallel computation</text:span>.</text:p>
        </text:list-item>
        <text:list-item>
          <text:p text:style-name="P14">Application of Page Rank to calculate <text:span text:style-name="T3">performance of <text:s/>competitors playing a tournament based on previous matches history data and current ongoing matches</text:span>.</text:p>
        </text:list-item>
      </text:list>
      <text:p text:style-name="P7"/>
      <text:p text:style-name="P4">Technologies:</text:p>
      <text:p text:style-name="P8">C++, <text:span text:style-name="T5">OpenMP(Open Multiprocessing) </text:span>for parallel <text:span text:style-name="T5">computation of ranks of each player in the tournament.</text:span></text:p>
      <text:p text:style-name="P8"/>
      <text:p text:style-name="P4">Project Delivery Plan:</text:p>
      <text:list xml:id="list3499454652" text:style-name="L3">
        <text:list-item>
          <text:p text:style-name="P15">Module 1 – Page Rank Algorithm sequencial implementation on set of nodes <text:span text:style-name="T5">i.e., players in this case.</text:span></text:p>
        </text:list-item>
        <text:list-item>
          <text:p text:style-name="P15">Module 2 – Parallel Computation of Ranks <text:span text:style-name="T5">of each player using OpenMP.</text:span></text:p>
        </text:list-item>
        <text:list-item>
          <text:p text:style-name="P15">Module <text:span text:style-name="T10">3</text:span> – <text:span text:style-name="T5">Rank Calculation after configuring tournament match data after every match.</text:span></text:p>
        </text:list-item>
        <text:list-item>
          <text:p text:style-name="P16">Module <text:span text:style-name="T10">4</text:span> – <text:span text:style-name="T3">Comparision of Page Rank Algorithm with other Standard Algorithms to test if calculated ranks are correct.</text:span></text:p>
        </text:list-item>
      </text:list>
      <text:p text:style-name="P8"/>
      <text:p text:style-name="P5">Repository:</text:p>
      <text:p text:style-name="P8"><text:a xlink:type="simple" xlink:href="https://github.com/sarvatgit/apsprojectPageRank.git" text:style-name="Internet_20_link" text:visited-style-name="Visited_20_Internet_20_Link">https://github.com/sarvatgit/apsprojectPageRank.</text:a><text:a xlink:type="simple" xlink:href="https://github.com/sarvatgit/apsprojectPageRank.git" text:style-name="Internet_20_link" text:visited-style-name="Visited_20_Internet_20_Link"><text:span text:style-name="T5">git</text:span></text:a></text:p>
      <text:p text:style-name="P8"/>
      <text:p text:style-name="P5">Test Plan:</text:p>
      <text:list xml:id="list4053029136" text:style-name="L4">
        <text:list-item>
          <text:p text:style-name="P17">Test Case 1 - To test if rank factor is correct using page rank algorithm.</text:p>
        </text:list-item>
        <text:list-item>
          <text:p text:style-name="P17">Test Case 2 - To test if Parallel Processing is giving correct ranks.</text:p>
        </text:list-item>
        <text:list-item>
          <text:p text:style-name="P17">Test Case 3 - To test if Parallel Computation time is less than Sequential Computation time.</text:p>
        </text:list-item>
        <text:list-item>
          <text:p text:style-name="P18">Test Case <text:span text:style-name="T6">4</text:span> – To test if final rank matches with some standard algorithm.</text:p>
        </text:list-item>
      </text:list>
      <text:p text:style-name="P11"/>
      <text:p text:style-name="P6">End User Documentation:</text:p>
      <text:p text:style-name="P11">Test Data is <text:span text:style-name="T7">graph matrix that has previous rank of each player and current match data that will update rank of each player on basis of performance</text:span>.</text:p>
      <text:p text:style-name="P8"/>
      <text:p text:style-name="P10"/>
      <text:p text:style-name="P5">Online Resources:</text:p>
      <text:list xml:id="list1338736735" text:style-name="L5">
        <text:list-item>
          <text:p text:style-name="P19"><text:a xlink:type="simple" xlink:href="https://en.wikipedia.org/wiki/PageRank" text:style-name="Internet_20_link" text:visited-style-name="Visited_20_Internet_20_Link">https://en.wikipedia.org/wiki/PageRank</text:a></text:p>
        </text:list-item>
        <text:list-item>
          <text:p text:style-name="P19"><text:a xlink:type="simple" xlink:href="http://www.cse.unt.edu/~tarau/teaching/NLP/PageRank.pdf" text:style-name="Internet_20_link" text:visited-style-name="Visited_20_Internet_20_Link">http://www.cse.unt.edu/~tarau/teaching/NLP/PageRank.pdf</text:a></text:p>
        </text:list-item>
        <text:list-item>
          <text:p text:style-name="P20">Page Rank Algorithm Videos: <text:a xlink:type="simple" xlink:href="https://www.youtube.com/playlist?list=PLH7W8KdUX6P2n4XwDiKsEU6sBhQj5cAqa" text:style-name="Internet_20_link" text:visited-style-name="Visited_20_Internet_20_Link"><text:span text:style-name="T9">https://www.youtube.com/playlist?list=PLH7W8KdUX6P2n4XwDiKsEU6sBhQj5cAqa</text:span></text:a></text:p>
        </text:list-item>
        <text:list-item>
          <text:p text:style-name="P19"><text:a xlink:type="simple" xlink:href="https://www.openmp.org/" text:style-name="Internet_20_link" text:visited-style-name="Visited_20_Internet_20_Link">https://www.openmp.org</text:a></text:p>
        </text:list-item>
        <text:list-item>
          <text:p text:style-name="P19"><text:span text:style-name="T8">OpenNP Videos : </text:span><text:a xlink:type="simple" xlink:href="https://www.youtube.com/playlist?list=PLLX-Q6B8xqZ8n8bwjGdzBJ25X2utwnoEG" text:style-name="Internet_20_link" text:visited-style-name="Visited_20_Internet_20_Link">https://www.youtube.com/playlist?list=PLLX-Q6B8xqZ8n8bwjGdzBJ25X2utwnoEG</text:a></text:p>
        </text:list-item>
      </text:list>
      <text:p text:style-name="P9"/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0:12:37.558748126</meta:creation-date>
    <dc:date>2018-10-30T22:09:31.664948288</dc:date>
    <meta:editing-duration>PT10H24M56S</meta:editing-duration>
    <meta:editing-cycles>25</meta:editing-cycles>
    <meta:generator>LibreOffice/6.0.6.2$Linux_X86_64 LibreOffice_project/00m0$Build-2</meta:generator>
    <meta:document-statistic meta:table-count="0" meta:image-count="0" meta:object-count="0" meta:page-count="1" meta:paragraph-count="29" meta:word-count="241" meta:character-count="1748" meta:non-whitespace-character-count="1508"/>
  </office:meta>
</office:document-meta>
</file>